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text-properties officeooo:rsid="0014264f" officeooo:paragraph-rsid="0014264f"/>
    </style:style>
    <style:style style:name="P6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7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8" style:family="paragraph" style:parent-style-name="Text_20_body">
      <style:text-properties officeooo:rsid="001139f7" officeooo:paragraph-rsid="001139f7"/>
    </style:style>
    <style:style style:name="P9" style:family="paragraph" style:parent-style-name="Text_20_body">
      <style:text-properties officeooo:rsid="00123f1b" officeooo:paragraph-rsid="00123f1b"/>
    </style:style>
    <style:style style:name="P10" style:family="paragraph" style:parent-style-name="Text_20_body">
      <style:text-properties officeooo:paragraph-rsid="00123f1b"/>
    </style:style>
    <style:style style:name="P11" style:family="paragraph" style:parent-style-name="Heading_20_4">
      <style:text-properties officeooo:rsid="00084759" officeooo:paragraph-rsid="00084759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6">von Thorsten Kattanek - Berlin, 17.09.2023</text:p>
      <text:p text:style-name="Horizontal_20_Line"/>
      <text:h text:style-name="P11" text:outline-level="4">Funktion<text:span text:style-name="T2">en</text:span> der <text:span text:style-name="T4">b</text:span>eiden Pico Cores</text:h>
      <text:p text:style-name="P7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7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8">Die PWM Ausgabe erfolgt mit einer Samplerate von <text:span text:style-name="T6">41223Hz</text:span> und eine Bitbreite von 11 Bit.</text:p>
      <text:p text:style-name="P8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span text:style-name="T7">Der C64 (PAL) Takt beträgt: </text:span>985248<text:span text:style-name="T7">Hz.</text:span></text:p>
      <text:p text:style-name="P9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7T19:48:08.985071642</dc:date>
    <dc:creator>Thorsten Kattanek</dc:creator>
    <meta:editing-duration>PT3H43M56S</meta:editing-duration>
    <meta:editing-cycles>19</meta:editing-cycles>
    <meta:generator>LibreOffice/7.3.7.2$Linux_X86_64 LibreOffice_project/30$Build-2</meta:generator>
    <meta:document-statistic meta:table-count="0" meta:image-count="0" meta:object-count="2" meta:page-count="2" meta:paragraph-count="27" meta:word-count="368" meta:character-count="2179" meta:non-whitespace-character-count="1834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